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EA0000038E19E3FEA2A47F0D7E.png" manifest:media-type="image/png"/>
  <manifest:file-entry manifest:full-path="Pictures/100000000000019000000190126CC30EF1DBC00D.png" manifest:media-type="image/png"/>
  <manifest:file-entry manifest:full-path="Pictures/100002010000009B0000006EFF5DC733E18992F0.png" manifest:media-type="image/png"/>
  <manifest:file-entry manifest:full-path="Pictures/10000201000003FD0000038BBB85062DA876EA16.png" manifest:media-type="image/png"/>
  <manifest:file-entry manifest:full-path="Pictures/1000020100000247000000997A8E56F4676DC963.png" manifest:media-type="image/png"/>
  <manifest:file-entry manifest:full-path="Pictures/10000201000002820000011D84279AD88B8B16F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Mono CJK SC Bold" svg:font-family="'Noto Sans Mono CJK SC 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3cm" fo:min-width="17.219cm"/>
    </style:style>
    <style:style style:name="gr3" style:family="graphic" style:parent-style-name="standard">
      <style:graphic-properties draw:stroke="none" draw:fill="none" fo:min-height="1.36cm"/>
    </style:style>
    <style:style style:name="gr4" style:family="graphic" style:parent-style-name="Objekt_20_ohne_20_Füllung_20_und_20_Linie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DejaVu Math TeX Gyre" fo:font-size="66pt" fo:font-weight="bold" style:font-size-asian="66pt" style:font-weight-asian="bold" style:font-size-complex="66pt" style:font-weight-complex="bold"/>
    </style:style>
    <style:style style:name="P3" style:family="paragraph">
      <loext:graphic-properties draw:fill="none"/>
      <style:text-properties fo:color="#ffffff" style:font-name="Noto Sans Mono CJK SC Bold" fo:font-size="26pt" fo:font-weight="normal" style:font-size-asian="23pt" style:font-weight-asian="normal" style:font-size-complex="23pt" style:font-weight-complex="normal"/>
    </style:style>
    <style:style style:name="P4" style:family="paragraph">
      <style:paragraph-properties fo:text-align="center"/>
    </style:style>
    <style:style style:name="T1" style:family="text">
      <style:text-properties fo:color="#ffffff" style:font-name="DejaVu Math TeX Gyre" fo:font-size="66pt" fo:font-weight="bold" style:font-size-asian="66pt" style:font-weight-asian="bold" style:font-size-complex="66pt" style:font-weight-complex="bold"/>
    </style:style>
    <style:style style:name="T2" style:family="text">
      <style:text-properties fo:color="#ffffff" style:font-name="Noto Sans Mono CJK SC Bold" fo:font-size="26pt" fo:font-weight="normal" style:font-size-asian="23pt" style:font-weight-asian="normal" style:font-size-complex="2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cm" svg:height="20.3cm" svg:x="1cm" svg:y="9.3cm">
          <draw:image xlink:href="Pictures/1000020100000247000000997A8E56F4676DC963.png" xlink:type="simple" xlink:show="embed" xlink:actuate="onLoad">
            <text:p/>
          </draw:image>
        </draw:frame>
        <draw:frame draw:style-name="gr1" draw:text-style-name="P1" draw:layer="layout" svg:width="18.985cm" svg:height="8.428cm" svg:x="1.015cm" svg:y="1cm">
          <draw:image xlink:href="Pictures/10000201000002820000011D84279AD88B8B16F3.png" xlink:type="simple" xlink:show="embed" xlink:actuate="onLoad">
            <text:p/>
          </draw:image>
        </draw:frame>
        <draw:frame draw:style-name="gr2" draw:text-style-name="P2" draw:layer="layout" svg:width="17.719cm" svg:height="2.58cm" svg:x="1.546cm" svg:y="2.036cm">
          <draw:text-box>
            <text:p><text:span text:style-name="T1">TURNIER APP</text:span></text:p>
          </draw:text-box>
        </draw:frame>
        <draw:frame draw:style-name="gr3" draw:text-style-name="P3" draw:layer="layout" svg:width="14.643cm" svg:height="1.61cm" svg:x="3.2cm" svg:y="26.89cm">
          <draw:text-box>
            <text:p><text:span text:style-name="T2">http://zauber.tsv-weinsberg.de</text:span></text:p>
          </draw:text-box>
        </draw:frame>
        <draw:frame draw:style-name="gr1" draw:text-style-name="P1" draw:layer="layout" svg:width="5.438cm" svg:height="3.858cm" svg:x="11.2cm" svg:y="21.8cm">
          <draw:image xlink:href="Pictures/100002010000009B0000006EFF5DC733E18992F0.png" xlink:type="simple" xlink:show="embed" xlink:actuate="onLoad">
            <text:p/>
          </draw:image>
        </draw:frame>
        <draw:frame draw:style-name="gr1" draw:text-style-name="P1" draw:layer="layout" svg:width="4.1cm" svg:height="4.1cm" svg:x="5.8cm" svg:y="21.5cm">
          <draw:image xlink:href="Pictures/100000000000019000000190126CC30EF1DBC00D.png" xlink:type="simple" xlink:show="embed" xlink:actuate="onLoad">
            <text:p/>
          </draw:image>
        </draw:frame>
        <draw:frame draw:style-name="gr4" draw:text-style-name="P4" draw:layer="layout" svg:width="15.253cm" svg:height="11.033cm" draw:transform="rotate (0.127059969545187) translate (1.662cm 9.665cm)">
          <draw:image xlink:href="Pictures/10000201000004EA0000038E19E3FEA2A47F0D7E.png" xlink:type="simple" xlink:show="embed" xlink:actuate="onLoad">
            <text:p/>
          </draw:image>
        </draw:frame>
        <draw:frame draw:style-name="gr4" draw:text-style-name="P4" draw:layer="layout" svg:width="13.027cm" svg:height="11.571cm" draw:transform="rotate (-0.026878070480713) translate (6.026cm 5.483cm)">
          <draw:image xlink:href="Pictures/10000201000003FD0000038BBB85062DA876EA1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Mono CJK SC Bold" svg:font-family="'Noto Sans Mono CJK SC 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31T01:09:49.682651824</meta:creation-date>
    <dc:date>2020-01-14T00:53:23.927572712</dc:date>
    <meta:editing-duration>PT16M16S</meta:editing-duration>
    <meta:editing-cycles>3</meta:editing-cycles>
    <meta:generator>LibreOffice/5.4.6.2$Linux_X86_64 LibreOffice_project/40m0$Build-2</meta:generator>
    <meta:document-statistic meta:object-count="8"/>
  </office:meta>
</office:document-meta>
</file>